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21">
      <style:table-cell-properties fo:border="thin solid #00000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="thin solid #000000"/>
    </style:style>
    <style:style style:name="ce1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6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4.4714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12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style-name="ce20"/>
          <table:table-cell table:style-name="ce12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style-name="ce21"/>
          <table:table-cell table:style-name="ce1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style-name="ce21"/>
          <table:table-cell table:style-name="ce1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style-name="ce21"/>
          <table:table-cell table:style-name="ce1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style-name="ce21"/>
          <table:table-cell table:style-name="ce1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19">
            <text:p>Topic</text:p>
          </table:table-cell>
          <table:table-cell office:value-type="string" table:style-name="ce14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number-columns-spanned="1" table:number-rows-spanned="3" table:style-name="ce27">
            <text:p>cout</text:p>
          </table:table-cell>
          <table:table-cell office:value-type="string" table:number-columns-spanned="1" table:number-rows-spanned="3" table:style-name="ce26">
            <text:p>37,40,44,62,63,66,67</text:p>
            <text:p>70,73,79,84,99-112,177,</text:p>
            <text:p>183,206,212,220,224,230</text:p>
            <text:p>247,253,275,287<text:s/></text:p>
          </table:table-cell>
          <table:table-cell table:style-name="ce8"/>
          <table:table-cell table:style-name="ce9"/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covered-table-cell/>
          <table:covered-table-cell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25">
            <text:p>libraries</text:p>
          </table:table-cell>
          <table:table-cell office:value-type="string" table:style-name="ce11">
            <text:p>9, 10, 11, 12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25">
            <text:p>variables/literals</text:p>
          </table:table-cell>
          <table:table-cell table:style-name="ce15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25">
            <text:p>Identifiers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25">
            <text:p>Integers</text:p>
          </table:table-cell>
          <table:table-cell office:value-type="string" table:style-name="ce15">
            <text:p>23,<text:s/>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25">
            <text:p>Characters</text:p>
          </table:table-cell>
          <table:table-cell table:style-name="ce15"/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25">
            <text:p>Strings</text:p>
          </table:table-cell>
          <table:table-cell table:style-name="ce15"/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25">
            <text:p>Floats <text:s/>No Doubles</text:p>
          </table:table-cell>
          <table:table-cell table:style-name="ce15"/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25">
            <text:p>Bools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25">
            <text:p>Sizeof *****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25">
            <text:p>Variables 7 characters or less</text:p>
          </table:table-cell>
          <table:table-cell table:style-name="ce15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25">
            <text:p>Scope ***** <text:s/>No Global Variables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25">
            <text:p>Arithmetic operators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25">
            <text:p>Comments 20%+</text:p>
          </table:table-cell>
          <table:table-cell table:style-name="ce15"/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25">
            <text:p>Named Constants</text:p>
          </table:table-cell>
          <table:table-cell table:style-name="ce15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25">
            <text:p>Programming Style ***** Emulate</text:p>
          </table:table-cell>
          <table:table-cell table:style-name="ce15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25"/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25">
            <text:p>cin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25">
            <text:p>Math Expression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25">
            <text:p>Mixing data types ****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25">
            <text:p>Overflow/Underflow ****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25">
            <text:p>Type Casting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25">
            <text:p>Multiple assignment *****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25">
            <text:p>Formatting output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25">
            <text:p>Strings</text:p>
          </table:table-cell>
          <table:table-cell table:style-name="ce15"/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25">
            <text:p>Math Library</text:p>
          </table:table-cell>
          <table:table-cell table:style-name="ce15"/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25">
            <text:p>Hand tracing <text:s/>******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25"/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25">
            <text:p>Relational Operators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25">
            <text:p>if</text:p>
          </table:table-cell>
          <table:table-cell table:style-name="ce15"/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25">
            <text:p>If-else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25">
            <text:p>Nesting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25">
            <text:p>If-else-if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25">
            <text:p>Flags *****</text:p>
          </table:table-cell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25">
            <text:p>Logical operators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25">
            <text:p>Validating user input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25">
            <text:p>Conditional Operator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25">
            <text:p>Switch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25"/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25">
            <text:p>Increment/Decrement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25">
            <text:p>While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25">
            <text:p>Do-while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25">
            <text:p>For loop</text:p>
          </table:table-cell>
          <table:table-cell table:style-name="ce15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25">
            <text:p>Files input/output both</text:p>
          </table:table-cell>
          <table:table-cell table:style-name="ce15"/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25">
            <text:p>No breaks in loops ******</text:p>
          </table:table-cell>
          <table:table-cell table:style-name="ce15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style-name="ce25"/>
          <table:table-cell table:style-name="ce15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25"/>
          <table:table-cell office:value-type="string" table:style-name="ce15">
            <text:p>Total</text:p>
          </table:table-cell>
          <table:table-cell office:value-type="float" office:value="100" table:formula="of:=SUM([.F9:.F57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1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RCC RCCD</meta:initial-creator>
    <dc:creator>Jade</dc:creator>
    <meta:creation-date>2017-01-25T10:21:36Z</meta:creation-date>
    <dc:date>2018-04-23T08:09:37Z</dc:date>
    <meta:editing-cycles>10</meta:editing-cycles>
    <meta:editing-duration>PT3878S</meta:editing-duration>
  </office:meta>
</office:document-meta>
</file>